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Source Sans Pro1" svg:font-family="'Source Sans Pro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11.75cm" fo:min-width="18.8cm"/>
    </style:style>
    <style:style style:name="gr2" style:family="graphic" style:parent-style-name="standard">
      <style:graphic-properties svg:stroke-width="0.1cm" svg:stroke-color="#7e7258" draw:marker-start-width="0.15cm" draw:marker-end-width="0.15cm" draw:fill="solid" draw:fill-color="#b39c6e" draw:opacity="70%" draw:textarea-horizontal-align="justify" draw:textarea-vertical-align="middle" draw:auto-grow-height="false" fo:min-height="9.316cm" fo:min-width="17.503cm" fo:padding-top="0.175cm" fo:padding-bottom="0.175cm" fo:padding-left="0.3cm" fo:padding-right="0.3cm" draw:shadow-opacity="70%"/>
    </style:style>
    <style:style style:name="gr3" style:family="graphic" style:parent-style-name="standard">
      <style:graphic-properties svg:stroke-width="0.1cm" svg:stroke-color="#7e7258" draw:marker-start-width="0.15cm" draw:marker-end-width="0.15cm" draw:fill="solid" draw:fill-color="#b39c6e" draw:opacity="50%" draw:textarea-horizontal-align="justify" draw:textarea-vertical-align="middle" draw:auto-grow-height="false" fo:min-height="6.661cm" fo:min-width="9.825cm" fo:padding-top="0.175cm" fo:padding-bottom="0.175cm" fo:padding-left="0.3cm" fo:padding-right="0.3cm" draw:shadow-opacity="50%"/>
    </style:style>
    <style:style style:name="gr4" style:family="graphic" style:parent-style-name="standard">
      <style:graphic-properties draw:stroke="none" svg:stroke-width="0.1cm" svg:stroke-color="#7e7258" draw:marker-start-width="0.15cm" draw:marker-end-width="0.15cm" draw:fill="solid" draw:fill-color="#7e7258" draw:textarea-horizontal-align="justify" draw:textarea-vertical-align="middle" draw:auto-grow-height="false" fo:min-height="0.525cm" fo:min-width="2.02cm"/>
    </style:style>
    <style:style style:name="gr5" style:family="graphic" style:parent-style-name="standard">
      <style:graphic-properties draw:stroke="none" svg:stroke-width="0.1cm" svg:stroke-color="#7e7258" draw:marker-start-width="0.15cm" draw:marker-end-width="0.15cm" draw:fill="solid" draw:fill-color="#7e7258" draw:textarea-horizontal-align="justify" draw:textarea-vertical-align="middle" draw:auto-grow-height="false" fo:min-height="0.501cm" fo:min-width="1.745cm"/>
    </style:style>
    <style:style style:name="gr6" style:family="graphic" style:parent-style-name="standard">
      <style:graphic-properties draw:stroke="none" svg:stroke-width="0.1cm" svg:stroke-color="#7e7258" draw:marker-start-width="0.15cm" draw:marker-end-width="0.15cm" draw:fill="solid" draw:fill-color="#7e7258" draw:textarea-horizontal-align="justify" draw:textarea-vertical-align="middle" draw:auto-grow-height="false" fo:min-height="0.483cm" fo:min-width="1.884cm"/>
    </style:style>
    <style:style style:name="gr7" style:family="graphic" style:parent-style-name="standard">
      <style:graphic-properties draw:stroke="none" svg:stroke-width="0.1cm" svg:stroke-color="#7e7258" draw:marker-start-width="0.15cm" draw:marker-end-width="0.15cm" draw:fill="none" draw:fill-color="#ffffff" draw:textarea-horizontal-align="left" draw:auto-grow-height="true" draw:auto-grow-width="true" fo:min-height="0.802cm" fo:min-width="2.779cm"/>
    </style:style>
    <style:style style:name="gr8" style:family="graphic" style:parent-style-name="objectwithoutfill">
      <style:graphic-properties draw:stroke="dash" draw:stroke-dash="Ultrafine_20_Dashed" svg:stroke-width="0.1cm" svg:stroke-color="#7e7258" draw:marker-start="" draw:marker-start-width="0.15cm" draw:marker-end="Arrow" draw:marker-end-width="0.35cm" draw:fill="solid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width="0.1cm" svg:stroke-color="#7e7258" draw:marker-start-width="0.15cm" draw:marker-end-width="0.15cm" draw:fill="none" draw:fill-color="#ffffff" draw:textarea-horizontal-align="left" draw:auto-grow-height="true" draw:auto-grow-width="true" fo:min-height="0.802cm" fo:min-width="2.267cm"/>
    </style:style>
    <style:style style:name="gr10" style:family="graphic" style:parent-style-name="standard">
      <style:graphic-properties draw:stroke="none" svg:stroke-width="0.1cm" svg:stroke-color="#7e7258" draw:marker-start-width="0.15cm" draw:marker-end-width="0.15cm" draw:fill="none" draw:fill-color="#ffffff" draw:textarea-horizontal-align="left" draw:auto-grow-height="true" draw:auto-grow-width="true" fo:min-height="0.802cm" fo:min-width="1.979cm"/>
    </style:style>
    <style:style style:name="gr11" style:family="graphic" style:parent-style-name="standard">
      <style:graphic-properties svg:stroke-width="0.1cm" svg:stroke-color="#7e7258" draw:marker-start-width="0.15cm" draw:marker-end-width="0.15cm" draw:fill="solid" draw:fill-color="#b39c6e" draw:opacity="50%" draw:textarea-horizontal-align="justify" draw:textarea-vertical-align="middle" draw:auto-grow-height="false" fo:min-height="6.661cm" fo:min-width="4.992cm" fo:padding-top="0.175cm" fo:padding-bottom="0.175cm" fo:padding-left="0.3cm" fo:padding-right="0.3cm" draw:shadow-opacity="50%"/>
    </style:style>
    <style:style style:name="gr12" style:family="graphic" style:parent-style-name="standard">
      <style:graphic-properties draw:stroke="none" svg:stroke-width="0.1cm" svg:stroke-color="#7e7258" draw:marker-start-width="0.15cm" draw:marker-end-width="0.15cm" draw:fill="solid" draw:fill-color="#7e7258" draw:textarea-horizontal-align="justify" draw:textarea-vertical-align="middle" draw:auto-grow-height="false" fo:min-height="0.494cm" fo:min-width="1.829cm"/>
    </style:style>
    <style:style style:name="gr13" style:family="graphic" style:parent-style-name="standard">
      <style:graphic-properties draw:stroke="none" svg:stroke-width="0.1cm" svg:stroke-color="#7e7258" draw:marker-start-width="0.15cm" draw:marker-end-width="0.15cm" draw:fill="solid" draw:fill-color="#7e7258" draw:textarea-horizontal-align="justify" draw:textarea-vertical-align="middle" draw:auto-grow-height="false" fo:min-height="0.657cm" fo:min-width="3.016cm"/>
    </style:style>
    <style:style style:name="gr14" style:family="graphic" style:parent-style-name="objectwithoutfill">
      <style:graphic-properties draw:stroke="dash" draw:stroke-dash="Ultrafine_20_Dashed" svg:stroke-width="0.1cm" svg:stroke-color="#7e7258" draw:marker-start="" draw:marker-start-width="0.45cm" draw:marker-end="Arrow" draw:marker-end-width="0.45cm" draw:fill="solid" draw:textarea-vertical-align="middle" fo:padding-top="0.175cm" fo:padding-bottom="0.175cm" fo:padding-left="0.3cm" fo:padding-right="0.3cm"/>
    </style:style>
    <style:style style:name="gr15" style:family="graphic" style:parent-style-name="objectwithoutfill">
      <style:graphic-properties svg:stroke-width="0.1cm" svg:stroke-color="#7e7258" draw:marker-start="" draw:marker-start-width="0.45cm" draw:marker-end="Arrow" draw:marker-end-width="0.45cm" draw:fill="solid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stroke="dash" draw:stroke-dash="Ultrafine_20_Dashed" svg:stroke-width="0.106cm" svg:stroke-color="#7e7258" draw:marker-start-width="0.359cm" draw:marker-end-width="0.359cm" draw:fill="none" draw:textarea-horizontal-align="justify" draw:textarea-vertical-align="middle" draw:auto-grow-height="false" fo:min-height="4.482cm" fo:min-width="7.15cm" fo:padding-top="0.178cm" fo:padding-bottom="0.178cm" fo:padding-left="0.303cm" fo:padding-right="0.303cm"/>
    </style:style>
    <style:style style:name="P1" style:family="paragraph">
      <loext:graphic-properties draw:fill="solid" draw:fill-color="#ffffff"/>
      <style:paragraph-properties fo:text-align="center"/>
      <style:text-properties fo:font-size="12pt"/>
    </style:style>
    <style:style style:name="P2" style:family="paragraph">
      <loext:graphic-properties draw:fill="solid" draw:fill-color="#b39c6e" draw:opacity="70%"/>
      <style:paragraph-properties fo:text-align="center"/>
      <style:text-properties fo:font-size="12pt"/>
    </style:style>
    <style:style style:name="P3" style:family="paragraph">
      <loext:graphic-properties draw:fill="solid" draw:fill-color="#b39c6e" draw:opacity="50%"/>
      <style:paragraph-properties fo:text-align="center"/>
      <style:text-properties fo:font-size="12pt"/>
    </style:style>
    <style:style style:name="P4" style:family="paragraph">
      <style:paragraph-properties fo:text-align="center"/>
      <style:text-properties fo:font-size="12pt"/>
    </style:style>
    <style:style style:name="P5" style:family="paragraph">
      <loext:graphic-properties draw:fill="solid" draw:fill-color="#7e7258"/>
      <style:paragraph-properties fo:text-align="center"/>
      <style:text-properties fo:color="#ffffff" style:font-name="Source Sans Pro1" fo:font-size="12pt" style:font-size-asian="18pt" style:font-size-complex="18pt"/>
    </style:style>
    <style:style style:name="P6" style:family="paragraph">
      <style:text-properties fo:font-size="12pt"/>
    </style:style>
    <style:style style:name="P7" style:family="paragraph">
      <loext:graphic-properties draw:fill="none" draw:fill-color="#ffffff"/>
      <style:text-properties fo:color="#ffffff" style:font-name="Source Sans Pro1" fo:font-size="12pt" fo:font-weight="bold" style:font-size-asian="18pt" style:font-weight-asian="bold" style:font-size-complex="18pt" style:font-weight-complex="bold"/>
    </style:style>
    <style:style style:name="P8" style:family="paragraph">
      <loext:graphic-properties draw:fill="solid"/>
      <style:paragraph-properties fo:text-align="center"/>
      <style:text-properties fo:font-size="12pt"/>
    </style:style>
    <style:style style:name="P9" style:family="paragraph">
      <loext:graphic-properties draw:fill="none" draw:fill-color="#ffffff"/>
      <style:text-properties fo:color="#ffffff" style:font-name="Source Sans Pro1" fo:font-size="12pt" style:font-size-asian="18pt" style:font-size-complex="18pt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fo:color="#ffffff" style:font-name="Source Sans Pro1" style:font-size-asian="18pt" style:font-size-complex="18pt"/>
    </style:style>
    <style:style style:name="T2" style:family="text">
      <style:text-properties fo:color="#ffffff" style:font-name="Source Sans Pro1" fo:language="en" fo:country="US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9.3cm" svg:height="12cm" svg:x="0.1cm" svg:y="0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03cm" svg:height="9.666cm" svg:x="0.7cm" svg:y="2.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0.425cm" svg:height="7.011cm" svg:x="8.114cm" svg:y="3.7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xml:id="id1" draw:id="id1" draw:layer="layout" svg:width="2.72cm" svg:height="0.836cm" svg:x="10.153cm" svg:y="5.584cm">
          <text:p text:style-name="P4"><text:span text:style-name="T1">Aggregat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5" xml:id="id2" draw:id="id2" draw:layer="layout" svg:width="2.423cm" svg:height="0.811cm" svg:x="14.157cm" svg:y="7.004cm">
          <text:p text:style-name="P4"><text:span text:style-name="T1">Aggregat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5" xml:id="id3" draw:id="id3" draw:layer="layout" svg:width="2.574cm" svg:height="0.791cm" svg:x="10.109cm" svg:y="8.111cm">
          <text:p text:style-name="P4"><text:span text:style-name="T1">Aggregat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7" draw:layer="layout" svg:width="3.279cm" svg:height="1.052cm" svg:x="11.394cm" svg:y="2.489cm">
          <draw:text-box>
            <text:p text:style-name="P6"><text:span text:style-name="T2">Command</text:span></text:p>
          </draw:text-box>
        </draw:frame>
        <draw:connector draw:style-name="gr8" draw:text-style-name="P8" draw:layer="layout" draw:type="curve" svg:x1="12.873cm" svg:y1="6.002cm" svg:x2="15.369cm" svg:y2="7.004cm" draw:start-shape="id1" draw:start-glue-point="7" draw:end-shape="id2" draw:end-glue-point="4" svg:d="M12873 6002c1664 0 2496 334 2496 1002" svg:viewBox="0 0 2497 1003">
          <text:p/>
        </draw:connector>
        <draw:frame draw:style-name="gr9" draw:text-style-name="P7" draw:layer="layout" svg:width="2.767cm" svg:height="1.052cm" svg:x="16.725cm" svg:y="11.02cm">
          <draw:text-box>
            <text:p text:style-name="P6"><text:span text:style-name="T1">Runtime</text:span></text:p>
          </draw:text-box>
        </draw:frame>
        <draw:frame draw:style-name="gr10" draw:text-style-name="P9" draw:layer="layout" svg:width="2.479cm" svg:height="1.052cm" svg:x="16.66cm" svg:y="9.922cm">
          <draw:text-box>
            <text:p text:style-name="P6"><text:span text:style-name="T1">Module</text:span></text:p>
          </draw:text-box>
        </draw:frame>
        <draw:custom-shape draw:style-name="gr11" draw:text-style-name="P3" draw:layer="layout" svg:width="5.592cm" svg:height="7.011cm" svg:x="1.327cm" svg:y="3.69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xml:id="id4" draw:id="id4" draw:layer="layout" svg:width="2.515cm" svg:height="0.802cm" svg:x="3.004cm" svg:y="6.314cm">
          <text:p text:style-name="P4"><text:span text:style-name="T1">Aggregat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8" draw:text-style-name="P8" draw:layer="layout" draw:type="curve" svg:x1="10.109cm" svg:y1="8.507cm" svg:x2="5.519cm" svg:y2="6.715cm" draw:start-shape="id3" draw:start-glue-point="5" draw:end-shape="id4" draw:end-glue-point="7" svg:d="M10109 8507c-3442 0-1148-1792-4590-1792" svg:viewBox="0 0 4591 1793">
          <text:p/>
        </draw:connector>
        <draw:frame draw:style-name="gr10" draw:text-style-name="P9" draw:layer="layout" svg:width="2.479cm" svg:height="1.052cm" svg:x="5.126cm" svg:y="9.943cm">
          <draw:text-box>
            <text:p text:style-name="P6"><text:span text:style-name="T1">Module</text:span></text:p>
          </draw:text-box>
        </draw:frame>
        <draw:connector draw:style-name="gr8" draw:text-style-name="P8" draw:layer="layout" draw:type="curve" svg:x1="14.157cm" svg:y1="7.41cm" svg:x2="11.396cm" svg:y2="8.111cm" draw:start-shape="id2" draw:start-glue-point="5" draw:end-shape="id3" draw:end-glue-point="4" svg:d="M14157 7410c-1841 0-2761 233-2761 701" svg:viewBox="0 0 2762 702">
          <text:p/>
        </draw:connector>
        <draw:custom-shape draw:style-name="gr13" draw:text-style-name="P5" xml:id="id5" draw:id="id5" draw:layer="layout" svg:width="3.796cm" svg:height="0.979cm" svg:x="9.597cm" svg:y="0.224cm">
          <text:p text:style-name="P4"><text:span text:style-name="T2">Non-domain</text:span><text:span text:style-name="T1"> </text:span><text:span text:style-name="T2">logic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4" draw:text-style-name="P8" draw:layer="layout" draw:type="curve" svg:x1="4.262cm" svg:y1="6.314cm" svg:x2="9.597cm" svg:y2="0.714cm" draw:start-shape="id4" draw:start-glue-point="4" draw:end-shape="id5" draw:end-glue-point="5" svg:d="M4262 6314c0-3734 1778-5600 5335-5600" svg:viewBox="0 0 5336 5601">
          <text:p/>
        </draw:connector>
        <draw:connector draw:style-name="gr15" draw:text-style-name="P10" draw:layer="layout" draw:type="curve" svg:x1="11.495cm" svg:y1="1.203cm" svg:x2="11.513cm" svg:y2="5.584cm" draw:start-shape="id5" draw:start-glue-point="6" draw:end-shape="id1" svg:d="M11495 1203c0 3285 18 1095 18 4381" svg:viewBox="0 0 19 4382">
          <text:p/>
        </draw:connector>
        <draw:custom-shape draw:style-name="gr16" draw:text-style-name="P11" draw:layer="layout" svg:width="7.756cm" svg:height="4.838cm" svg:x="9.677cm" svg:y="4.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9" draw:layer="layout" svg:width="3.347cm" svg:height="1.052cm" svg:x="14.061cm" svg:y="4.522cm">
          <draw:text-box>
            <text:p text:style-name="P6"><text:span text:style-name="T1">Domain Process</text:span></text:p>
          </draw:text-box>
        </draw:frame>
        <draw:frame draw:style-name="gr7" draw:text-style-name="P7" draw:layer="layout" svg:width="3.279cm" svg:height="1.309cm" svg:x="12.795cm" svg:y="5.989cm">
          <draw:text-box>
            <text:p text:style-name="P6"><text:span text:style-name="T2">Domain</text:span></text:p>
            <text:p text:style-name="P6"><text:span text:style-name="T2">Even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Source Sans Pro1" svg:font-family="'Source Sans Pro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1cm" fo:margin-bottom="0.1cm" fo:margin-left="0.1cm" fo:margin-right="0.1cm" fo:page-width="19.5cm" fo:page-height="12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érard Dethier</meta:initial-creator>
    <meta:creation-date>2019-09-18T16:41:21.130071128</meta:creation-date>
    <dc:date>2019-09-19T06:55:36.928998397</dc:date>
    <dc:creator>Gérard Dethier</dc:creator>
    <meta:editing-duration>PT45M40S</meta:editing-duration>
    <meta:editing-cycles>16</meta:editing-cycles>
    <meta:generator>LibreOffice/6.2.6.2$Linux_X86_64 LibreOffice_project/20$Build-2</meta:generator>
    <meta:document-statistic meta:object-count="21"/>
  </office:meta>
</office:document-meta>
</file>